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5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T1_24" style:family="text"/>
    <style:style style:name="T1_25" style:family="text"/>
    <style:style style:name="T1_26" style:family="text"/>
    <style:style style:name="T1_27" style:family="text"/>
    <style:style style:name="T1_28" style:family="text"/>
    <style:style style:name="T1_29" style:family="text"/>
    <style:style style:name="T1_30" style:family="text"/>
    <style:style style:name="T1_31" style:family="text"/>
    <style:style style:name="T1_32" style:family="text"/>
    <style:style style:name="T1_33" style:family="text"/>
    <style:style style:name="T1_34" style:family="text"/>
    <style:style style:name="T1_35" style:family="text"/>
    <style:style style:name="T1_36" style:family="text"/>
    <style:style style:name="T1_37" style:family="text"/>
    <style:style style:name="T1_38" style:family="text"/>
    <style:style style:name="T1_39" style:family="text"/>
    <style:style style:name="T1_40" style:family="text"/>
    <style:style style:name="T1_41" style:family="text"/>
    <style:style style:name="T1_42" style:family="text"/>
    <style:style style:name="T1_43" style:family="text"/>
    <style:style style:name="T1_44" style:family="text"/>
    <style:style style:name="T1_45" style:family="text"/>
    <style:style style:name="T1_46" style:family="text"/>
    <style:style style:name="T1_47" style:family="text"/>
    <style:style style:name="T1_48" style:family="text"/>
    <style:style style:name="T1_49" style:family="text"/>
    <style:style style:name="T1_50" style:family="text"/>
    <style:style style:name="T1_51" style:family="text"/>
    <style:style style:name="T1_52" style:family="text"/>
    <style:style style:name="T1_53" style:family="text"/>
    <style:style style:name="T1_54" style:family="text"/>
    <style:style style:name="T1_55" style:family="text"/>
    <style:style style:name="T1_56" style:family="text"/>
    <style:style style:name="T1_57" style:family="text"/>
    <style:style style:name="T1_58" style:family="text"/>
    <style:style style:name="T1_59" style:family="text"/>
    <style:style style:name="T1_60" style:family="text"/>
    <style:style style:name="T1_61" style:family="text"/>
    <style:style style:name="T1_62" style:family="text"/>
    <style:style style:name="T1_63" style:family="text"/>
    <style:style style:name="T1_64" style:family="text"/>
    <style:style style:name="T1_65" style:family="text"/>
    <style:style style:name="T1_66" style:family="text"/>
    <style:style style:name="T1_67" style:family="text"/>
    <style:style style:name="T1_68" style:family="text"/>
    <style:style style:name="P2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2_1" style:family="text">
      <style:text-properties fo:font-weight="bold" style:font-weight-asian="bold" style:font-weight-complex="bold" style:text-underline-style="solid" style:text-underline-color="font-color"/>
    </style:style>
    <style:style style:name="T2_2" style:family="text">
      <style:text-properties fo:font-weight="bold" style:font-weight-asian="bold" style:font-weight-complex="bold" style:text-underline-style="solid" style:text-underline-color="font-color"/>
    </style:style>
    <style:style style:name="T2_3" style:family="text">
      <style:text-properties fo:font-weight="bold" style:font-weight-asian="bold" style:font-weight-complex="bold" style:text-underline-style="solid" style:text-underline-color="font-color"/>
    </style:style>
    <style:style style:name="T2_4" style:family="text">
      <style:text-properties fo:font-weight="bold" style:font-weight-asian="bold" style:font-weight-complex="bold" style:text-underline-style="solid" style:text-underline-color="font-color"/>
    </style:style>
    <style:style style:name="T2_5" style:family="text">
      <style:text-properties fo:font-weight="bold" style:font-weight-asian="bold" style:font-weight-complex="bold" style:text-underline-style="solid" style:text-underline-color="font-color"/>
    </style:style>
    <style:style style:name="P3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3_1" style:family="text">
      <style:text-properties fo:font-weight="bold" style:font-weight-asian="bold" style:font-weight-complex="bold" style:text-underline-style="solid" style:text-underline-color="font-color"/>
    </style:style>
    <style:style style:name="T3_2" style:family="text">
      <style:text-properties fo:font-weight="bold" style:font-weight-asian="bold" style:font-weight-complex="bold" style:text-underline-style="solid" style:text-underline-color="font-color"/>
    </style:style>
    <style:style style:name="T3_3" style:family="text">
      <style:text-properties style:text-underline-style="solid" style:text-underline-color="font-color"/>
    </style:style>
    <style:style style:name="T3_4" style:family="text">
      <style:text-properties style:text-underline-style="solid" style:text-underline-color="font-color"/>
    </style:style>
    <style:style style:name="T3_5" style:family="text">
      <style:text-properties style:text-underline-style="solid" style:text-underline-color="font-color"/>
    </style:style>
    <style:style style:name="T3_6" style:family="text">
      <style:text-properties style:text-underline-style="solid" style:text-underline-color="font-color"/>
    </style:style>
    <style:style style:name="T3_7" style:family="text">
      <style:text-properties style:text-underline-style="solid" style:text-underline-color="font-color"/>
    </style:style>
    <style:style style:name="T3_8" style:family="text">
      <style:text-properties style:text-underline-style="solid" style:text-underline-color="font-color"/>
    </style:style>
    <style:style style:name="T3_9" style:family="text">
      <style:text-properties style:text-underline-style="solid" style:text-underline-color="font-color"/>
    </style:style>
    <style:style style:name="T3_10" style:family="text">
      <style:text-properties style:text-underline-style="solid" style:text-underline-color="font-color"/>
    </style:style>
    <style:style style:name="T3_11" style:family="text">
      <style:text-properties style:text-underline-style="solid" style:text-underline-color="font-color"/>
    </style:style>
    <style:style style:name="T3_12" style:family="text">
      <style:text-properties style:text-underline-style="solid" style:text-underline-color="font-color"/>
    </style:style>
    <style:style style:name="T3_13" style:family="text">
      <style:text-properties style:text-underline-style="solid" style:text-underline-color="font-color"/>
    </style:style>
    <style:style style:name="T3_14" style:family="text">
      <style:text-properties style:text-underline-style="solid" style:text-underline-color="font-color"/>
    </style:style>
    <style:style style:name="T3_15" style:family="text">
      <style:text-properties style:text-underline-style="solid" style:text-underline-color="font-color"/>
    </style:style>
    <style:style style:name="T3_16" style:family="text">
      <style:text-properties style:text-underline-style="solid" style:text-underline-color="font-color"/>
    </style:style>
    <style:style style:name="T3_17" style:family="text">
      <style:text-properties style:text-underline-style="solid" style:text-underline-color="font-color"/>
    </style:style>
    <style:style style:name="T3_18" style:family="text">
      <style:text-properties style:text-underline-style="solid" style:text-underline-color="font-color"/>
    </style:style>
    <style:style style:name="T3_19" style:family="text">
      <style:text-properties style:text-underline-style="solid" style:text-underline-color="font-color"/>
    </style:style>
    <style:style style:name="T3_20" style:family="text">
      <style:text-properties style:text-underline-style="solid" style:text-underline-color="font-color"/>
    </style:style>
    <style:style style:name="T3_21" style:family="text">
      <style:text-properties style:text-underline-style="solid" style:text-underline-color="font-color"/>
    </style:style>
    <style:style style:name="T3_22" style:family="text">
      <style:text-properties style:text-underline-style="solid" style:text-underline-color="font-color"/>
    </style:style>
    <style:style style:name="T3_23" style:family="text">
      <style:text-properties style:text-underline-style="solid" style:text-underline-color="font-color"/>
    </style:style>
    <style:style style:name="T3_24" style:family="text">
      <style:text-properties style:text-underline-style="solid" style:text-underline-color="font-color"/>
    </style:style>
    <style:style style:name="T3_25" style:family="text">
      <style:text-properties style:text-underline-style="solid" style:text-underline-color="font-color"/>
    </style:style>
    <style:style style:name="T3_26" style:family="text">
      <style:text-properties style:text-underline-style="solid" style:text-underline-color="font-color"/>
    </style:style>
    <style:style style:name="T3_27" style:family="text">
      <style:text-properties style:text-underline-style="solid" style:text-underline-color="font-color"/>
    </style:style>
    <style:style style:name="P4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4_1" style:family="text"/>
    <style:style style:name="T4_2" style:family="text">
      <style:text-properties fo:font-style="italic" style:font-style-asian="italic" style:font-style-complex="italic"/>
    </style:style>
    <style:style style:name="T4_3" style:family="text">
      <style:text-properties fo:font-style="italic" style:font-style-asian="italic" style:font-style-complex="italic"/>
    </style:style>
    <style:style style:name="T4_4" style:family="text">
      <style:text-properties fo:font-style="italic" style:font-style-asian="italic" style:font-style-complex="italic"/>
    </style:style>
    <style:style style:name="T4_5" style:family="text">
      <style:text-properties fo:font-style="italic" style:font-style-asian="italic" style:font-style-complex="italic"/>
    </style:style>
    <style:style style:name="T4_6" style:family="text">
      <style:text-properties fo:font-style="italic" style:font-style-asian="italic" style:font-style-complex="italic"/>
    </style:style>
    <style:style style:name="T4_7" style:family="text">
      <style:text-properties fo:font-style="italic" style:font-style-asian="italic" style:font-style-complex="italic"/>
    </style:style>
    <style:style style:name="T4_8" style:family="text">
      <style:text-properties fo:font-style="italic" style:font-style-asian="italic" style:font-style-complex="italic"/>
    </style:style>
    <style:style style:name="T4_9" style:family="text">
      <style:text-properties fo:font-style="italic" style:font-style-asian="italic" style:font-style-complex="italic"/>
    </style:style>
    <style:style style:name="T4_10" style:family="text">
      <style:text-properties fo:font-style="italic" style:font-style-asian="italic" style:font-style-complex="italic"/>
    </style:style>
    <style:style style:name="T4_11" style:family="text">
      <style:text-properties fo:font-style="italic" style:font-style-asian="italic" style:font-style-complex="italic"/>
    </style:style>
    <style:style style:name="T4_12" style:family="text">
      <style:text-properties fo:font-style="italic" style:font-style-asian="italic" style:font-style-complex="italic"/>
    </style:style>
    <style:style style:name="T4_13" style:family="text">
      <style:text-properties fo:font-style="italic" style:font-style-asian="italic" style:font-style-complex="italic"/>
    </style:style>
    <style:style style:name="T4_14" style:family="text">
      <style:text-properties fo:font-style="italic" style:font-style-asian="italic" style:font-style-complex="italic"/>
    </style:style>
    <style:style style:name="T4_15" style:family="text">
      <style:text-properties fo:font-style="italic" style:font-style-asian="italic" style:font-style-complex="italic"/>
    </style:style>
    <style:style style:name="T4_16" style:family="text">
      <style:text-properties fo:font-style="italic" style:font-style-asian="italic" style:font-style-complex="italic"/>
    </style:style>
    <style:style style:name="T4_17" style:family="text">
      <style:text-properties fo:font-style="italic" style:font-style-asian="italic" style:font-style-complex="italic"/>
    </style:style>
    <style:style style:name="T4_18" style:family="text">
      <style:text-properties fo:font-style="italic" style:font-style-asian="italic" style:font-style-complex="italic"/>
    </style:style>
    <style:style style:name="T4_19" style:family="text">
      <style:text-properties fo:font-style="italic" style:font-style-asian="italic" style:font-style-complex="italic"/>
    </style:style>
    <style:style style:name="T4_20" style:family="text">
      <style:text-properties fo:font-style="italic" style:font-style-asian="italic" style:font-style-complex="italic"/>
    </style:style>
    <style:style style:name="T4_21" style:family="text">
      <style:text-properties fo:font-style="italic" style:font-style-asian="italic" style:font-style-complex="italic"/>
    </style:style>
    <style:style style:name="T4_22" style:family="text">
      <style:text-properties fo:font-style="italic" style:font-style-asian="italic" style:font-style-complex="italic"/>
    </style:style>
    <style:style style:name="P5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5_1" style:family="text">
      <style:text-properties fo:font-style="italic" style:font-style-asian="italic" style:font-style-complex="italic"/>
    </style:style>
    <style:style style:name="T5_2" style:family="text">
      <style:text-properties fo:font-style="italic" style:font-style-asian="italic" style:font-style-complex="italic"/>
    </style:style>
    <style:style style:name="T5_3" style:family="text">
      <style:text-properties fo:font-style="italic" style:font-style-asian="italic" style:font-style-complex="italic"/>
    </style:style>
    <style:style style:name="T5_4" style:family="text">
      <style:text-properties fo:font-style="italic" style:font-style-asian="italic" style:font-style-complex="italic"/>
    </style:style>
    <style:style style:name="T5_5" style:family="text">
      <style:text-properties fo:font-style="italic" style:font-style-asian="italic" style:font-style-complex="italic"/>
    </style:style>
    <style:style style:name="T5_6" style:family="text">
      <style:text-properties fo:font-style="italic" style:font-style-asian="italic" style:font-style-complex="italic"/>
    </style:style>
    <style:style style:name="T5_7" style:family="text">
      <style:text-properties fo:font-style="italic" style:font-style-asian="italic" style:font-style-complex="italic"/>
    </style:style>
    <style:style style:name="T5_8" style:family="text">
      <style:text-properties fo:font-style="italic" style:font-style-asian="italic" style:font-style-complex="italic"/>
    </style:style>
    <style:style style:name="T5_9" style:family="text">
      <style:text-properties fo:font-style="italic" style:font-style-asian="italic" style:font-style-complex="italic"/>
    </style:style>
    <style:style style:name="P6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6_1" style:family="text">
      <style:text-properties fo:font-weight="bold" style:font-weight-asian="bold" style:font-weight-complex="bold" style:text-underline-style="solid" style:text-underline-color="font-color"/>
    </style:style>
    <style:style style:name="T6_2" style:family="text">
      <style:text-properties fo:font-weight="bold" style:font-weight-asian="bold" style:font-weight-complex="bold" style:text-underline-style="solid" style:text-underline-color="font-color"/>
    </style:style>
    <style:style style:name="T6_3" style:family="text">
      <style:text-properties style:text-underline-style="solid" style:text-underline-color="font-color"/>
    </style:style>
    <style:style style:name="T6_4" style:family="text">
      <style:text-properties style:text-underline-style="solid" style:text-underline-color="font-color"/>
    </style:style>
    <style:style style:name="T6_5" style:family="text">
      <style:text-properties style:text-underline-style="solid" style:text-underline-color="font-color"/>
    </style:style>
    <style:style style:name="T6_6" style:family="text">
      <style:text-properties style:text-underline-style="solid" style:text-underline-color="font-color"/>
    </style:style>
    <style:style style:name="T6_7" style:family="text">
      <style:text-properties style:text-underline-style="solid" style:text-underline-color="font-color"/>
    </style:style>
    <style:style style:name="T6_8" style:family="text">
      <style:text-properties style:text-underline-style="solid" style:text-underline-color="font-color"/>
    </style:style>
    <style:style style:name="T6_9" style:family="text">
      <style:text-properties style:text-underline-style="solid" style:text-underline-color="font-color"/>
    </style:style>
    <style:style style:name="T6_10" style:family="text">
      <style:text-properties style:text-underline-style="solid" style:text-underline-color="font-color"/>
    </style:style>
    <style:style style:name="T6_11" style:family="text">
      <style:text-properties style:text-underline-style="solid" style:text-underline-color="font-color"/>
    </style:style>
    <style:style style:name="T6_12" style:family="text">
      <style:text-properties style:text-underline-style="solid" style:text-underline-color="font-color"/>
    </style:style>
    <style:style style:name="T6_13" style:family="text">
      <style:text-properties style:text-underline-style="solid" style:text-underline-color="font-color"/>
    </style:style>
    <style:style style:name="T6_14" style:family="text">
      <style:text-properties style:text-underline-style="solid" style:text-underline-color="font-color"/>
    </style:style>
    <style:style style:name="T6_15" style:family="text">
      <style:text-properties style:text-underline-style="solid" style:text-underline-color="font-color"/>
    </style:style>
    <style:style style:name="T6_16" style:family="text">
      <style:text-properties style:text-underline-style="solid" style:text-underline-color="font-color"/>
    </style:style>
    <style:style style:name="T6_17" style:family="text">
      <style:text-properties style:text-underline-style="solid" style:text-underline-color="font-color"/>
    </style:style>
    <style:style style:name="T6_18" style:family="text">
      <style:text-properties style:text-underline-style="solid" style:text-underline-color="font-color"/>
    </style:style>
    <style:style style:name="T6_19" style:family="text">
      <style:text-properties style:text-underline-style="solid" style:text-underline-color="font-color"/>
    </style:style>
    <style:style style:name="T6_20" style:family="text">
      <style:text-properties style:text-underline-style="solid" style:text-underline-color="font-color"/>
    </style:style>
    <style:style style:name="T6_21" style:family="text">
      <style:text-properties style:text-underline-style="solid" style:text-underline-color="font-color"/>
    </style:style>
    <style:style style:name="T6_22" style:family="text">
      <style:text-properties style:text-underline-style="solid" style:text-underline-color="font-color"/>
    </style:style>
    <style:style style:name="T6_23" style:family="text">
      <style:text-properties style:text-underline-style="solid" style:text-underline-color="font-color"/>
    </style:style>
    <style:style style:name="T6_24" style:family="text">
      <style:text-properties style:text-underline-style="solid" style:text-underline-color="font-color"/>
    </style:style>
    <style:style style:name="T6_25" style:family="text">
      <style:text-properties style:text-underline-style="solid" style:text-underline-color="font-color"/>
    </style:style>
    <style:style style:name="T6_26" style:family="text">
      <style:text-properties style:text-underline-style="solid" style:text-underline-color="font-color"/>
    </style:style>
    <style:style style:name="T6_27" style:family="text">
      <style:text-properties style:text-underline-style="solid" style:text-underline-color="font-color"/>
    </style:style>
    <style:style style:name="T6_28" style:family="text">
      <style:text-properties style:text-underline-style="solid" style:text-underline-color="font-color"/>
    </style:style>
    <style:style style:name="T6_29" style:family="text">
      <style:text-properties style:text-underline-style="solid" style:text-underline-color="font-color"/>
    </style:style>
    <style:style style:name="T6_30" style:family="text">
      <style:text-properties style:text-underline-style="solid" style:text-underline-color="font-color"/>
    </style:style>
    <style:style style:name="T6_31" style:family="text">
      <style:text-properties style:text-underline-style="solid" style:text-underline-color="font-color"/>
    </style:style>
    <style:style style:name="T6_32" style:family="text">
      <style:text-properties style:text-underline-style="solid" style:text-underline-color="font-color"/>
    </style:style>
    <style:style style:name="T6_33" style:family="text">
      <style:text-properties style:text-underline-style="solid" style:text-underline-color="font-color"/>
    </style:style>
    <style:style style:name="P7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7_1" style:family="text">
      <style:text-properties fo:font-style="italic" style:font-style-asian="italic" style:font-style-complex="italic"/>
    </style:style>
    <style:style style:name="T7_2" style:family="text">
      <style:text-properties fo:font-style="italic" style:font-style-asian="italic" style:font-style-complex="italic"/>
    </style:style>
    <style:style style:name="T7_3" style:family="text">
      <style:text-properties fo:font-style="italic" style:font-style-asian="italic" style:font-style-complex="italic"/>
    </style:style>
    <style:style style:name="T7_4" style:family="text">
      <style:text-properties fo:font-style="italic" style:font-style-asian="italic" style:font-style-complex="italic"/>
    </style:style>
    <style:style style:name="T7_5" style:family="text">
      <style:text-properties fo:font-style="italic" style:font-style-asian="italic" style:font-style-complex="italic"/>
    </style:style>
    <style:style style:name="T7_6" style:family="text">
      <style:text-properties fo:font-style="italic" style:font-style-asian="italic" style:font-style-complex="italic"/>
    </style:style>
    <style:style style:name="T7_7" style:family="text">
      <style:text-properties fo:font-style="italic" style:font-style-asian="italic" style:font-style-complex="italic"/>
    </style:style>
    <style:style style:name="T7_8" style:family="text">
      <style:text-properties fo:font-style="italic" style:font-style-asian="italic" style:font-style-complex="italic"/>
    </style:style>
    <style:style style:name="T7_9" style:family="text">
      <style:text-properties fo:font-style="italic" style:font-style-asian="italic" style:font-style-complex="italic"/>
    </style:style>
    <style:style style:name="T7_10" style:family="text">
      <style:text-properties fo:font-style="italic" style:font-style-asian="italic" style:font-style-complex="italic"/>
    </style:style>
    <style:style style:name="T7_11" style:family="text">
      <style:text-properties fo:font-style="italic" style:font-style-asian="italic" style:font-style-complex="italic"/>
    </style:style>
    <style:style style:name="T7_12" style:family="text">
      <style:text-properties fo:font-style="italic" style:font-style-asian="italic" style:font-style-complex="italic"/>
    </style:style>
    <style:style style:name="T7_13" style:family="text">
      <style:text-properties fo:font-style="italic" style:font-style-asian="italic" style:font-style-complex="italic"/>
    </style:style>
    <style:style style:name="T7_14" style:family="text">
      <style:text-properties fo:font-style="italic" style:font-style-asian="italic" style:font-style-complex="italic"/>
    </style:style>
    <style:style style:name="T7_15" style:family="text">
      <style:text-properties fo:font-style="italic" style:font-style-asian="italic" style:font-style-complex="italic"/>
    </style:style>
    <style:style style:name="T7_16" style:family="text">
      <style:text-properties fo:font-style="italic" style:font-style-asian="italic" style:font-style-complex="italic"/>
    </style:style>
    <style:style style:name="T7_17" style:family="text">
      <style:text-properties fo:font-style="italic" style:font-style-asian="italic" style:font-style-complex="italic"/>
    </style:style>
    <style:style style:name="T7_18" style:family="text">
      <style:text-properties fo:font-style="italic" style:font-style-asian="italic" style:font-style-complex="italic"/>
    </style:style>
    <style:style style:name="T7_19" style:family="text">
      <style:text-properties fo:font-style="italic" style:font-style-asian="italic" style:font-style-complex="italic"/>
    </style:style>
    <style:style style:name="T7_20" style:family="text">
      <style:text-properties fo:font-style="italic" style:font-style-asian="italic" style:font-style-complex="italic"/>
    </style:style>
    <style:style style:name="T7_21" style:family="text">
      <style:text-properties fo:font-style="italic" style:font-style-asian="italic" style:font-style-complex="italic"/>
    </style:style>
    <style:style style:name="P8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8_1" style:family="text">
      <style:text-properties fo:font-weight="bold" style:font-weight-asian="bold" style:font-weight-complex="bold" style:text-underline-style="solid" style:text-underline-color="font-color"/>
    </style:style>
    <style:style style:name="T8_2" style:family="text">
      <style:text-properties fo:font-weight="bold" style:font-weight-asian="bold" style:font-weight-complex="bold" style:text-underline-style="solid" style:text-underline-color="font-color"/>
    </style:style>
    <style:style style:name="T8_3" style:family="text">
      <style:text-properties style:text-underline-style="solid" style:text-underline-color="font-color"/>
    </style:style>
    <style:style style:name="T8_4" style:family="text">
      <style:text-properties style:text-underline-style="solid" style:text-underline-color="font-color"/>
    </style:style>
    <style:style style:name="T8_5" style:family="text">
      <style:text-properties style:text-underline-style="solid" style:text-underline-color="font-color"/>
    </style:style>
    <style:style style:name="T8_6" style:family="text">
      <style:text-properties style:text-underline-style="solid" style:text-underline-color="font-color"/>
    </style:style>
    <style:style style:name="T8_7" style:family="text">
      <style:text-properties style:text-underline-style="solid" style:text-underline-color="font-color"/>
    </style:style>
    <style:style style:name="T8_8" style:family="text">
      <style:text-properties style:text-underline-style="solid" style:text-underline-color="font-color"/>
    </style:style>
    <style:style style:name="T8_9" style:family="text">
      <style:text-properties style:text-underline-style="solid" style:text-underline-color="font-color"/>
    </style:style>
    <style:style style:name="T8_10" style:family="text">
      <style:text-properties style:text-underline-style="solid" style:text-underline-color="font-color"/>
    </style:style>
    <style:style style:name="T8_11" style:family="text">
      <style:text-properties style:text-underline-style="solid" style:text-underline-color="font-color"/>
    </style:style>
    <style:style style:name="T8_12" style:family="text">
      <style:text-properties style:text-underline-style="solid" style:text-underline-color="font-color"/>
    </style:style>
    <style:style style:name="T8_13" style:family="text">
      <style:text-properties style:text-underline-style="solid" style:text-underline-color="font-color"/>
    </style:style>
    <style:style style:name="T8_14" style:family="text">
      <style:text-properties style:text-underline-style="solid" style:text-underline-color="font-color"/>
    </style:style>
    <style:style style:name="T8_15" style:family="text">
      <style:text-properties style:text-underline-style="solid" style:text-underline-color="font-color"/>
    </style:style>
    <style:style style:name="P9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9_1" style:family="text">
      <style:text-properties fo:font-style="italic" style:font-style-asian="italic" style:font-style-complex="italic"/>
    </style:style>
    <style:style style:name="T9_2" style:family="text">
      <style:text-properties fo:font-style="italic" style:font-style-asian="italic" style:font-style-complex="italic"/>
    </style:style>
    <style:style style:name="T9_3" style:family="text">
      <style:text-properties fo:font-style="italic" style:font-style-asian="italic" style:font-style-complex="italic"/>
    </style:style>
    <style:style style:name="T9_4" style:family="text">
      <style:text-properties fo:font-style="italic" style:font-style-asian="italic" style:font-style-complex="italic"/>
    </style:style>
    <style:style style:name="T9_5" style:family="text">
      <style:text-properties fo:font-style="italic" style:font-style-asian="italic" style:font-style-complex="italic"/>
    </style:style>
    <style:style style:name="T9_6" style:family="text">
      <style:text-properties fo:font-style="italic" style:font-style-asian="italic" style:font-style-complex="italic"/>
    </style:style>
    <style:style style:name="T9_7" style:family="text">
      <style:text-properties fo:font-style="italic" style:font-style-asian="italic" style:font-style-complex="italic"/>
    </style:style>
    <style:style style:name="T9_8" style:family="text">
      <style:text-properties fo:font-style="italic" style:font-style-asian="italic" style:font-style-complex="italic"/>
    </style:style>
    <style:style style:name="T9_9" style:family="text">
      <style:text-properties fo:font-style="italic" style:font-style-asian="italic" style:font-style-complex="italic"/>
    </style:style>
    <style:style style:name="T9_10" style:family="text">
      <style:text-properties fo:font-style="italic" style:font-style-asian="italic" style:font-style-complex="italic"/>
    </style:style>
    <style:style style:name="T9_11" style:family="text">
      <style:text-properties fo:font-style="italic" style:font-style-asian="italic" style:font-style-complex="italic"/>
    </style:style>
    <style:style style:name="T9_12" style:family="text">
      <style:text-properties fo:font-style="italic" style:font-style-asian="italic" style:font-style-complex="italic"/>
    </style:style>
    <style:style style:name="P10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10_1" style:family="text">
      <style:text-properties fo:font-style="italic" style:font-style-asian="italic" style:font-style-complex="italic"/>
    </style:style>
    <style:style style:name="P11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11_1" style:family="text">
      <style:text-properties fo:font-style="italic" style:font-style-asian="italic" style:font-style-complex="italic"/>
    </style:style>
    <style:style style:name="T11_2" style:family="text">
      <style:text-properties fo:font-style="italic" style:font-style-asian="italic" style:font-style-complex="italic"/>
    </style:style>
    <style:style style:name="T11_3" style:family="text">
      <style:text-properties fo:font-style="italic" style:font-style-asian="italic" style:font-style-complex="italic"/>
    </style:style>
    <style:style style:name="T11_4" style:family="text">
      <style:text-properties fo:font-style="italic" style:font-style-asian="italic" style:font-style-complex="italic"/>
    </style:style>
    <style:style style:name="T11_5" style:family="text">
      <style:text-properties fo:font-style="italic" style:font-style-asian="italic" style:font-style-complex="italic"/>
    </style:style>
    <style:style style:name="T11_6" style:family="text">
      <style:text-properties fo:font-style="italic" style:font-style-asian="italic" style:font-style-complex="italic"/>
    </style:style>
    <style:style style:name="T11_7" style:family="text">
      <style:text-properties fo:font-style="italic" style:font-style-asian="italic" style:font-style-complex="italic"/>
    </style:style>
    <style:style style:name="T11_8" style:family="text">
      <style:text-properties fo:font-style="italic" style:font-style-asian="italic" style:font-style-complex="italic"/>
    </style:style>
    <style:style style:name="T11_9" style:family="text">
      <style:text-properties fo:font-style="italic" style:font-style-asian="italic" style:font-style-complex="italic"/>
    </style:style>
    <style:style style:name="T11_10" style:family="text">
      <style:text-properties fo:font-style="italic" style:font-style-asian="italic" style:font-style-complex="italic"/>
    </style:style>
    <style:style style:name="T11_11" style:family="text">
      <style:text-properties fo:font-style="italic" style:font-style-asian="italic" style:font-style-complex="italic"/>
    </style:style>
    <style:style style:name="T11_12" style:family="text">
      <style:text-properties fo:font-style="italic" style:font-style-asian="italic" style:font-style-complex="italic"/>
    </style:style>
    <style:style style:name="T11_13" style:family="text">
      <style:text-properties fo:font-style="italic" style:font-style-asian="italic" style:font-style-complex="italic"/>
    </style:style>
    <style:style style:name="T11_14" style:family="text">
      <style:text-properties fo:font-style="italic" style:font-style-asian="italic" style:font-style-complex="italic"/>
    </style:style>
    <style:style style:name="T11_15" style:family="text">
      <style:text-properties fo:font-style="italic" style:font-style-asian="italic" style:font-style-complex="italic"/>
    </style:style>
    <style:style style:name="T11_16" style:family="text">
      <style:text-properties fo:font-style="italic" style:font-style-asian="italic" style:font-style-complex="italic"/>
    </style:style>
    <style:style style:name="T11_17" style:family="text">
      <style:text-properties fo:font-style="italic" style:font-style-asian="italic" style:font-style-complex="italic"/>
    </style:style>
    <style:style style:name="T11_18" style:family="text">
      <style:text-properties fo:font-style="italic" style:font-style-asian="italic" style:font-style-complex="italic"/>
    </style:style>
    <style:style style:name="T11_19" style:family="text">
      <style:text-properties fo:font-style="italic" style:font-style-asian="italic" style:font-style-complex="italic"/>
    </style:style>
    <style:style style:name="T11_20" style:family="text">
      <style:text-properties fo:font-style="italic" style:font-style-asian="italic" style:font-style-complex="italic"/>
    </style:style>
    <style:style style:name="T11_21" style:family="text">
      <style:text-properties fo:font-style="italic" style:font-style-asian="italic" style:font-style-complex="italic"/>
    </style:style>
    <style:style style:name="T11_22" style:family="text">
      <style:text-properties fo:font-style="italic" style:font-style-asian="italic" style:font-style-complex="italic"/>
    </style:style>
    <style:style style:name="T11_23" style:family="text">
      <style:text-properties fo:font-style="italic" style:font-style-asian="italic" style:font-style-complex="italic"/>
    </style:style>
    <style:style style:name="T11_24" style:family="text">
      <style:text-properties fo:font-style="italic" style:font-style-asian="italic" style:font-style-complex="italic"/>
    </style:style>
    <style:style style:name="P12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12_1" style:family="text">
      <style:text-properties fo:font-style="italic" style:font-style-asian="italic" style:font-style-complex="italic"/>
    </style:style>
    <style:style style:name="T12_2" style:family="text">
      <style:text-properties fo:font-style="italic" style:font-style-asian="italic" style:font-style-complex="italic"/>
    </style:style>
    <style:style style:name="T12_3" style:family="text">
      <style:text-properties fo:font-style="italic" style:font-style-asian="italic" style:font-style-complex="italic"/>
    </style:style>
    <style:style style:name="T12_4" style:family="text">
      <style:text-properties fo:font-style="italic" style:font-style-asian="italic" style:font-style-complex="italic"/>
    </style:style>
    <style:style style:name="T12_5" style:family="text">
      <style:text-properties fo:font-style="italic" style:font-style-asian="italic" style:font-style-complex="italic"/>
    </style:style>
    <style:style style:name="T12_6" style:family="text">
      <style:text-properties fo:font-style="italic" style:font-style-asian="italic" style:font-style-complex="italic"/>
    </style:style>
    <style:style style:name="T12_7" style:family="text">
      <style:text-properties fo:font-style="italic" style:font-style-asian="italic" style:font-style-complex="italic"/>
    </style:style>
    <style:style style:name="T12_8" style:family="text">
      <style:text-properties fo:font-style="italic" style:font-style-asian="italic" style:font-style-complex="italic"/>
    </style:style>
    <style:style style:name="T12_9" style:family="text">
      <style:text-properties fo:font-style="italic" style:font-style-asian="italic" style:font-style-complex="italic"/>
    </style:style>
    <style:style style:name="T12_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_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_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_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_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_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_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_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_1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_1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_2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_2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_2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_2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_2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_2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_2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_2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_2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_2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_3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_3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_3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_3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_3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_35" style:family="text">
      <style:text-properties fo:font-style="italic" style:font-style-asian="italic" style:font-style-complex="italic"/>
    </style:style>
    <style:style style:name="P13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13_1" style:family="text">
      <style:text-properties fo:font-style="italic" style:font-style-asian="italic" style:font-style-complex="italic"/>
    </style:style>
    <style:style style:name="T13_2" style:family="text">
      <style:text-properties fo:font-style="italic" style:font-style-asian="italic" style:font-style-complex="italic"/>
    </style:style>
    <style:style style:name="T13_3" style:family="text">
      <style:text-properties fo:font-style="italic" style:font-style-asian="italic" style:font-style-complex="italic"/>
    </style:style>
    <style:style style:name="T13_4" style:family="text">
      <style:text-properties fo:font-style="italic" style:font-style-asian="italic" style:font-style-complex="italic"/>
    </style:style>
    <style:style style:name="T13_5" style:family="text">
      <style:text-properties fo:font-style="italic" style:font-style-asian="italic" style:font-style-complex="italic"/>
    </style:style>
    <style:style style:name="T13_6" style:family="text">
      <style:text-properties fo:font-style="italic" style:font-style-asian="italic" style:font-style-complex="italic"/>
    </style:style>
    <style:style style:name="T13_7" style:family="text">
      <style:text-properties fo:font-style="italic" style:font-style-asian="italic" style:font-style-complex="italic"/>
    </style:style>
    <style:style style:name="P14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14_1" style:family="text">
      <style:text-properties fo:font-style="italic" style:font-style-asian="italic" style:font-style-complex="italic"/>
    </style:style>
    <style:style style:name="P15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15_1" style:family="text">
      <style:text-properties fo:font-style="italic" style:font-style-asian="italic" style:font-style-complex="italic"/>
    </style:style>
    <style:style style:name="T15_2" style:family="text">
      <style:text-properties fo:font-style="italic" style:font-style-asian="italic" style:font-style-complex="italic"/>
    </style:style>
    <style:style style:name="T15_3" style:family="text">
      <style:text-properties fo:font-style="italic" style:font-style-asian="italic" style:font-style-complex="italic"/>
    </style:style>
    <style:style style:name="T15_4" style:family="text">
      <style:text-properties fo:font-style="italic" style:font-style-asian="italic" style:font-style-complex="italic"/>
    </style:style>
    <style:style style:name="T15_5" style:family="text">
      <style:text-properties fo:font-style="italic" style:font-style-asian="italic" style:font-style-complex="italic"/>
    </style:style>
    <style:style style:name="T15_6" style:family="text">
      <style:text-properties fo:font-style="italic" style:font-style-asian="italic" style:font-style-complex="italic"/>
    </style:style>
    <style:style style:name="T15_7" style:family="text">
      <style:text-properties fo:font-style="italic" style:font-style-asian="italic" style:font-style-complex="italic"/>
    </style:style>
    <style:style style:name="T15_8" style:family="text">
      <style:text-properties fo:font-style="italic" style:font-style-asian="italic" style:font-style-complex="italic"/>
    </style:style>
    <style:style style:name="T15_9" style:family="text">
      <style:text-properties fo:font-style="italic" style:font-style-asian="italic" style:font-style-complex="italic"/>
    </style:style>
    <style:style style:name="T15_10" style:family="text">
      <style:text-properties fo:font-style="italic" style:font-style-asian="italic" style:font-style-complex="italic"/>
    </style:style>
    <style:style style:name="T15_11" style:family="text">
      <style:text-properties fo:font-style="italic" style:font-style-asian="italic" style:font-style-complex="italic"/>
    </style:style>
    <style:style style:name="T15_12" style:family="text">
      <style:text-properties fo:font-style="italic" style:font-style-asian="italic" style:font-style-complex="italic"/>
    </style:style>
    <style:style style:name="T15_13" style:family="text">
      <style:text-properties fo:font-style="italic" style:font-style-asian="italic" style:font-style-complex="italic"/>
    </style:style>
    <style:style style:name="T15_14" style:family="text">
      <style:text-properties fo:font-style="italic" style:font-style-asian="italic" style:font-style-complex="italic"/>
    </style:style>
    <style:style style:name="T15_15" style:family="text">
      <style:text-properties fo:font-style="italic" style:font-style-asian="italic" style:font-style-complex="italic"/>
    </style:style>
    <style:style style:name="T15_16" style:family="text">
      <style:text-properties fo:font-style="italic" style:font-style-asian="italic" style:font-style-complex="italic"/>
    </style:style>
    <style:style style:name="T15_17" style:family="text">
      <style:text-properties fo:font-style="italic" style:font-style-asian="italic" style:font-style-complex="italic"/>
    </style:style>
    <style:style style:name="T15_18" style:family="text">
      <style:text-properties fo:font-style="italic" style:font-style-asian="italic" style:font-style-complex="italic"/>
    </style:style>
    <style:style style:name="P16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16_1" style:family="text">
      <style:text-properties fo:font-style="italic" style:font-style-asian="italic" style:font-style-complex="italic"/>
    </style:style>
    <style:style style:name="T16_2" style:family="text">
      <style:text-properties fo:font-style="italic" style:font-style-asian="italic" style:font-style-complex="italic"/>
    </style:style>
    <style:style style:name="T16_3" style:family="text">
      <style:text-properties fo:font-style="italic" style:font-style-asian="italic" style:font-style-complex="italic"/>
    </style:style>
    <style:style style:name="T16_4" style:family="text">
      <style:text-properties fo:font-style="italic" style:font-style-asian="italic" style:font-style-complex="italic"/>
    </style:style>
    <style:style style:name="T16_5" style:family="text">
      <style:text-properties fo:font-style="italic" style:font-style-asian="italic" style:font-style-complex="italic"/>
    </style:style>
    <style:style style:name="P17" style:family="paragraph" style:parent-style-name="Standard">
      <style:paragraph-properties fo:break-before="auto" fo:line-height="115%" fo:margin-bottom="0.353cm" style:writing-mode="lr-tb"/>
    </style:style>
    <style:style style:name="T17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T17_55" style:family="text"/>
    <style:style style:name="T17_56" style:family="text"/>
    <style:style style:name="T17_57" style:family="text"/>
    <style:style style:name="T17_58" style:family="text"/>
    <style:style style:name="T17_59" style:family="text"/>
    <style:style style:name="T17_60" style:family="text"/>
    <style:style style:name="T17_61" style:family="text"/>
    <style:style style:name="T17_62" style:family="text"/>
    <style:style style:name="T17_63" style:family="text"/>
    <style:style style:name="T17_64" style:family="text"/>
    <style:style style:name="T17_65" style:family="text"/>
    <style:style style:name="T17_66" style:family="text"/>
    <style:style style:name="T17_67" style:family="text"/>
    <style:style style:name="T17_68" style:family="text"/>
    <style:style style:name="T17_69" style:family="text"/>
    <style:style style:name="T17_70" style:family="text"/>
    <style:style style:name="T17_71" style:family="text"/>
    <style:style style:name="T17_72" style:family="text"/>
    <style:style style:name="T17_73" style:family="text"/>
    <style:style style:name="T17_74" style:family="text"/>
    <style:style style:name="T17_75" style:family="text"/>
    <style:style style:name="T17_76" style:family="text"/>
    <style:style style:name="T17_77" style:family="text"/>
    <style:style style:name="T17_78" style:family="text"/>
    <style:style style:name="T17_79" style:family="text"/>
    <style:style style:name="T17_80" style:family="text"/>
    <style:style style:name="T17_81" style:family="text"/>
    <style:style style:name="T17_82" style:family="text"/>
    <style:style style:name="T17_83" style:family="text"/>
    <style:style style:name="T17_84" style:family="text"/>
    <style:style style:name="T17_85" style:family="text"/>
    <style:style style:name="T17_86" style:family="text"/>
    <style:style style:name="T17_87" style:family="text"/>
    <style:style style:name="T17_88" style:family="text"/>
    <style:style style:name="T17_89" style:family="text"/>
    <style:style style:name="T17_90" style:family="text"/>
    <style:style style:name="T17_91" style:family="text"/>
    <style:style style:name="T17_92" style:family="text"/>
    <style:style style:name="T17_93" style:family="text"/>
    <style:style style:name="T17_94" style:family="text"/>
    <style:style style:name="T17_95" style:family="text"/>
    <style:style style:name="T17_96" style:family="text"/>
    <style:style style:name="T17_97" style:family="text"/>
    <style:style style:name="T17_98" style:family="text"/>
    <style:style style:name="T17_99" style:family="text"/>
    <style:style style:name="T17_100" style:family="text"/>
    <style:style style:name="T17_101" style:family="text"/>
    <style:style style:name="T17_102" style:family="text"/>
    <style:style style:name="T17_103" style:family="text"/>
    <style:style style:name="T17_104" style:family="text"/>
    <style:style style:name="T17_105" style:family="text"/>
    <style:style style:name="T17_106" style:family="text"/>
    <style:style style:name="T17_107" style:family="text"/>
    <style:style style:name="T17_108" style:family="text"/>
    <style:style style:name="T17_109" style:family="text"/>
    <style:style style:name="T17_110" style:family="text"/>
    <style:style style:name="T17_111" style:family="text"/>
    <style:style style:name="T17_112" style:family="text"/>
    <style:style style:name="T17_113" style:family="text"/>
    <style:style style:name="T17_114" style:family="text"/>
    <style:style style:name="T17_115" style:family="text"/>
    <style:style style:name="P18" style:family="paragraph" style:parent-style-name="Standard">
      <style:paragraph-properties fo:break-before="auto" fo:line-height="115%" fo:margin-bottom="0.353cm" style:writing-mode="lr-tb"/>
    </style:style>
    <style:style style:name="P19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19_1" style:family="text">
      <style:text-properties style:text-underline-style="solid" style:text-underline-color="font-color"/>
    </style:style>
    <style:style style:name="T19_2" style:family="text">
      <style:text-properties style:text-underline-style="solid" style:text-underline-color="font-color"/>
    </style:style>
    <style:style style:name="T19_3" style:family="text">
      <style:text-properties style:text-underline-style="solid" style:text-underline-color="font-color"/>
    </style:style>
    <style:style style:name="T19_4" style:family="text">
      <style:text-properties style:text-underline-style="solid" style:text-underline-color="font-color"/>
    </style:style>
    <style:style style:name="T19_5" style:family="text">
      <style:text-properties style:text-underline-style="solid" style:text-underline-color="font-color"/>
    </style:style>
    <style:style style:name="T19_6" style:family="text">
      <style:text-properties style:text-underline-style="solid" style:text-underline-color="font-color"/>
    </style:style>
    <style:style style:name="T19_7" style:family="text">
      <style:text-properties style:text-underline-style="solid" style:text-underline-color="font-color"/>
    </style:style>
    <style:style style:name="T19_8" style:family="text">
      <style:text-properties style:text-underline-style="solid" style:text-underline-color="font-color"/>
    </style:style>
    <style:style style:name="T19_9" style:family="text">
      <style:text-properties style:text-underline-style="solid" style:text-underline-color="font-color"/>
    </style:style>
    <style:style style:name="P20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T20_47" style:family="text"/>
    <style:style style:name="T20_48" style:family="text"/>
    <style:style style:name="T20_49" style:family="text"/>
    <style:style style:name="T20_50" style:family="text"/>
    <style:style style:name="T20_51" style:family="text"/>
    <style:style style:name="T20_52" style:family="text"/>
    <style:style style:name="T20_53" style:family="text"/>
    <style:style style:name="T20_54" style:family="text"/>
    <style:style style:name="T20_55" style:family="text"/>
    <style:style style:name="T20_56" style:family="text"/>
    <style:style style:name="T20_57" style:family="text"/>
    <style:style style:name="T20_58" style:family="text"/>
    <style:style style:name="T20_59" style:family="text"/>
    <style:style style:name="T20_60" style:family="text"/>
    <style:style style:name="T20_61" style:family="text"/>
    <style:style style:name="T20_62" style:family="text"/>
    <style:style style:name="T20_63" style:family="text"/>
    <style:style style:name="T20_64" style:family="text"/>
    <style:style style:name="T20_65" style:family="text"/>
    <style:style style:name="T20_66" style:family="text"/>
    <style:style style:name="T20_67" style:family="text"/>
    <style:style style:name="T20_68" style:family="text"/>
    <style:style style:name="T20_69" style:family="text"/>
    <style:style style:name="T20_70" style:family="text"/>
    <style:style style:name="T20_71" style:family="text"/>
    <style:style style:name="T20_72" style:family="text"/>
    <style:style style:name="T20_73" style:family="text"/>
    <style:style style:name="T20_74" style:family="text"/>
    <style:style style:name="T20_75" style:family="text"/>
    <style:style style:name="T20_76" style:family="text"/>
    <style:style style:name="T20_77" style:family="text"/>
    <style:style style:name="T20_78" style:family="text"/>
    <style:style style:name="T20_79" style:family="text"/>
    <style:style style:name="T20_80" style:family="text"/>
    <style:style style:name="T20_81" style:family="text"/>
    <style:style style:name="T20_82" style:family="text"/>
    <style:style style:name="T20_83" style:family="text"/>
    <style:style style:name="T20_84" style:family="text"/>
    <style:style style:name="T20_85" style:family="text"/>
    <style:style style:name="T20_86" style:family="text"/>
    <style:style style:name="T20_87" style:family="text"/>
    <style:style style:name="T20_88" style:family="text"/>
    <style:style style:name="T20_89" style:family="text"/>
    <style:style style:name="T20_90" style:family="text"/>
    <style:style style:name="T20_91" style:family="text"/>
    <style:style style:name="T20_92" style:family="text"/>
    <style:style style:name="T20_93" style:family="text"/>
    <style:style style:name="T20_94" style:family="text"/>
    <style:style style:name="T20_95" style:family="text"/>
    <style:style style:name="T20_96" style:family="text"/>
    <style:style style:name="T20_97" style:family="text"/>
    <style:style style:name="T20_98" style:family="text"/>
    <style:style style:name="T20_99" style:family="text"/>
    <style:style style:name="T20_100" style:family="text"/>
    <style:style style:name="T20_101" style:family="text"/>
    <style:style style:name="T20_102" style:family="text"/>
    <style:style style:name="T20_103" style:family="text"/>
    <style:style style:name="T20_104" style:family="text"/>
    <style:style style:name="T20_105" style:family="text"/>
    <style:style style:name="T20_106" style:family="text"/>
    <style:style style:name="T20_107" style:family="text"/>
    <style:style style:name="T20_108" style:family="text"/>
    <style:style style:name="T20_109" style:family="text"/>
    <style:style style:name="T20_110" style:family="text"/>
    <style:style style:name="T20_111" style:family="text"/>
    <style:style style:name="P21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P22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P23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23_1" style:family="text"/>
    <style:style style:name="T23_2" style:family="text"/>
    <style:style style:name="P24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24_1" style:family="text"/>
    <style:style style:name="T24_2" style:family="text"/>
    <style:style style:name="P25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25_1" style:family="text">
      <style:text-properties style:text-underline-style="solid" style:text-underline-color="font-color"/>
    </style:style>
    <style:style style:name="T25_2" style:family="text">
      <style:text-properties style:text-underline-style="solid" style:text-underline-color="font-color"/>
    </style:style>
    <style:style style:name="T25_3" style:family="text">
      <style:text-properties style:text-underline-style="solid" style:text-underline-color="font-color"/>
    </style:style>
    <style:style style:name="T25_4" style:family="text">
      <style:text-properties style:text-underline-style="solid" style:text-underline-color="font-color"/>
    </style:style>
    <style:style style:name="T25_5" style:family="text">
      <style:text-properties style:text-underline-style="solid" style:text-underline-color="font-color"/>
    </style:style>
    <style:style style:name="T25_6" style:family="text">
      <style:text-properties style:text-underline-style="solid" style:text-underline-color="font-color"/>
    </style:style>
    <style:style style:name="T25_7" style:family="text">
      <style:text-properties style:text-underline-style="solid" style:text-underline-color="font-color"/>
    </style:style>
    <style:style style:name="T25_8" style:family="text">
      <style:text-properties style:text-underline-style="solid" style:text-underline-color="font-color"/>
    </style:style>
    <style:style style:name="T25_9" style:family="text">
      <style:text-properties style:text-underline-style="solid" style:text-underline-color="font-color"/>
    </style:style>
    <style:style style:name="P26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P27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P28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</office:automatic-styles>
  <office:body>
    <office:text>
      <text:p text:style-name="P1"><text:span text:style-name="T1_1">This</text:span><text:span text:style-name="T1_2"><text:s/></text:span><text:span text:style-name="T1_3">version</text:span><text:span text:style-name="T1_4"><text:s/></text:span><text:span text:style-name="T1_5">of</text:span><text:span text:style-name="T1_6"><text:s/></text:span><text:span text:style-name="T1_7">the</text:span><text:span text:style-name="T1_8"><text:s/>2<text:s/></text:span><text:span text:style-name="T1_9">way</text:span><text:span text:style-name="T1_10"><text:s/></text:span><text:span text:style-name="T1_11">comm</text:span><text:span text:style-name="T1_12"><text:s/></text:span><text:span text:style-name="T1_13">system</text:span><text:span text:style-name="T1_14"><text:s/></text:span><text:span text:style-name="T1_15">transmits</text:span><text:span text:style-name="T1_16"><text:s/>3<text:s/></text:span><text:span text:style-name="T1_17">bytes</text:span><text:span text:style-name="T1_18"><text:s/></text:span><text:span text:style-name="T1_19">data</text:span><text:span text:style-name="T1_20"><text:s/></text:span><text:span text:style-name="T1_21">every</text:span><text:span text:style-name="T1_22"><text:s/>10<text:s/></text:span><text:span text:style-name="T1_23">seconds</text:span><text:span text:style-name="T1_24"><text:s/></text:span><text:span text:style-name="T1_25">from</text:span><text:span text:style-name="T1_26"><text:s/></text:span><text:span text:style-name="T1_27">the</text:span><text:span text:style-name="T1_28"><text:s/></text:span><text:span text:style-name="T1_29">balloon</text:span><text:span text:style-name="T1_30"><text:s/></text:span><text:span text:style-name="T1_31">to</text:span><text:span text:style-name="T1_32"><text:s/></text:span><text:span text:style-name="T1_33">the</text:span><text:span text:style-name="T1_34"><text:s/></text:span><text:span text:style-name="T1_35">ground</text:span><text:span text:style-name="T1_36"><text:s/></text:span><text:span text:style-name="T1_37">hub</text:span><text:span text:style-name="T1_38"><text:s text:c="2"/></text:span><text:span text:style-name="T1_39">and</text:span><text:span text:style-name="T1_40"><text:s/></text:span><text:span text:style-name="T1_41">the</text:span><text:span text:style-name="T1_42"><text:s/></text:span><text:span text:style-name="T1_43">ground</text:span><text:span text:style-name="T1_44"><text:s/></text:span><text:span text:style-name="T1_45">can</text:span><text:span text:style-name="T1_46"><text:s/></text:span><text:span text:style-name="T1_47">send</text:span><text:span text:style-name="T1_48"><text:s/></text:span><text:span text:style-name="T1_49">commands</text:span><text:span text:style-name="T1_50"><text:s/></text:span><text:span text:style-name="T1_51">to</text:span><text:span text:style-name="T1_52"><text:s/></text:span><text:span text:style-name="T1_53">the</text:span><text:span text:style-name="T1_54"><text:s/></text:span><text:span text:style-name="T1_55">balloon</text:span><text:span text:style-name="T1_56"><text:s text:c="2"/></text:span><text:span text:style-name="T1_57">to</text:span><text:span text:style-name="T1_58"><text:s text:c="2"/></text:span><text:span text:style-name="T1_59">get</text:span><text:span text:style-name="T1_60"><text:s/></text:span><text:span text:style-name="T1_61">some</text:span><text:span text:style-name="T1_62"><text:s/></text:span><text:span text:style-name="T1_63">data</text:span><text:span text:style-name="T1_64"><text:s/></text:span><text:span text:style-name="T1_65">on</text:span><text:span text:style-name="T1_66"><text:s/></text:span><text:span text:style-name="T1_67">demand</text:span><text:span text:style-name="T1_68">.</text:span></text:p>
      <text:p text:style-name="P2"><text:span text:style-name="T2_1">How</text:span><text:span text:style-name="T2_2"><text:s/></text:span><text:span text:style-name="T2_3">to</text:span><text:span text:style-name="T2_4"><text:s/></text:span><text:span text:style-name="T2_5">transmit</text:span></text:p>
      <text:p text:style-name="P3"><text:span text:style-name="T3_1">Step</text:span><text:span text:style-name="T3_2"><text:s/>1:<text:s/></text:span><text:span text:style-name="T3_3">use</text:span><text:span text:style-name="T3_4"><text:s/></text:span><text:span text:style-name="T3_5">first</text:span><text:span text:style-name="T3_6"><text:s/></text:span><text:span text:style-name="T3_7">and</text:span><text:span text:style-name="T3_8"><text:s/></text:span><text:span text:style-name="T3_9">second</text:span><text:span text:style-name="T3_10"><text:s/></text:span><text:span text:style-name="T3_11">byte</text:span><text:span text:style-name="T3_12"><text:s/></text:span><text:span text:style-name="T3_13">of</text:span><text:span text:style-name="T3_14"><text:s/></text:span><text:span text:style-name="T3_15">the</text:span><text:span text:style-name="T3_16"><text:s/></text:span><text:span text:style-name="T3_17">allocated</text:span><text:span text:style-name="T3_18"><text:s/></text:span><text:span text:style-name="T3_19">transmission</text:span><text:span text:style-name="T3_20"><text:s/></text:span><text:span text:style-name="T3_21">buffer</text:span><text:span text:style-name="T3_22"><text:s/></text:span><text:span text:style-name="T3_23">TXS</text:span><text:span text:style-name="T3_24"><text:s/></text:span><text:span text:style-name="T3_25">as</text:span><text:span text:style-name="T3_26"><text:s/></text:span><text:span text:style-name="T3_27">Headers</text:span></text:p>
      <text:p text:style-name="P4"><text:span text:style-name="T4_1"><text:s text:c="2"/></text:span><text:span text:style-name="T4_2"><text:s/></text:span><text:span text:style-name="T4_3">TXS</text:span><text:span text:style-name="T4_4">[</text:span><text:span text:style-name="T4_5">tsp</text:span><text:span text:style-name="T4_6">][0]=1;//</text:span><text:span text:style-name="T4_7">on</text:span><text:span text:style-name="T4_8"><text:s/></text:span><text:span text:style-name="T4_9">the</text:span><text:span text:style-name="T4_10"><text:s/></text:span><text:span text:style-name="T4_11">other</text:span><text:span text:style-name="T4_12"><text:s/></text:span><text:span text:style-name="T4_13">side</text:span><text:span text:style-name="T4_14"><text:s/></text:span><text:span text:style-name="T4_15">the</text:span><text:span text:style-name="T4_16"><text:s/></text:span><text:span text:style-name="T4_17">source</text:span><text:span text:style-name="T4_18"><text:s/></text:span><text:span text:style-name="T4_19">will</text:span><text:span text:style-name="T4_20"><text:s/></text:span><text:span text:style-name="T4_21">be</text:span><text:span text:style-name="T4_22"><text:s/>1</text:span></text:p>
      <text:p text:style-name="P5"><text:span text:style-name="T5_1"><text:s text:c="3"/></text:span><text:span text:style-name="T5_2">TXS</text:span><text:span text:style-name="T5_3">[</text:span><text:span text:style-name="T5_4">tsp</text:span><text:span text:style-name="T5_5">][1]=10;//</text:span><text:span text:style-name="T5_6">futher</text:span><text:span text:style-name="T5_7"><text:s/></text:span><text:span text:style-name="T5_8">identification</text:span><text:span text:style-name="T5_9"><text:s/></text:span></text:p>
      <text:p text:style-name="P6"><text:span text:style-name="T6_1">Step</text:span><text:span text:style-name="T6_2"><text:s/>2:<text:s text:c="2"/></text:span><text:span text:style-name="T6_3">set</text:span><text:span text:style-name="T6_4"><text:s/></text:span><text:span text:style-name="T6_5">the</text:span><text:span text:style-name="T6_6"><text:s/></text:span><text:span text:style-name="T6_7">third</text:span><text:span text:style-name="T6_8"><text:s/></text:span><text:span text:style-name="T6_9">byte</text:span><text:span text:style-name="T6_10"><text:s/></text:span><text:span text:style-name="T6_11">of</text:span><text:span text:style-name="T6_12"><text:s/></text:span><text:span text:style-name="T6_13">the</text:span><text:span text:style-name="T6_14"><text:s/></text:span><text:span text:style-name="T6_15">TXS</text:span><text:span text:style-name="T6_16"><text:s/></text:span><text:span text:style-name="T6_17">and</text:span><text:span text:style-name="T6_18"><text:s/></text:span><text:span text:style-name="T6_19">on</text:span><text:span text:style-name="T6_20"><text:s/></text:span><text:span text:style-name="T6_21">to</text:span><text:span text:style-name="T6_22"><text:s/></text:span><text:span text:style-name="T6_23">be</text:span><text:span text:style-name="T6_24"><text:s/></text:span><text:span text:style-name="T6_25">data</text:span><text:span text:style-name="T6_26"><text:s/></text:span><text:span text:style-name="T6_27">that</text:span><text:span text:style-name="T6_28"><text:s/></text:span><text:span text:style-name="T6_29">is</text:span><text:span text:style-name="T6_30"><text:s/></text:span><text:span text:style-name="T6_31">being</text:span><text:span text:style-name="T6_32"><text:s/></text:span><text:span text:style-name="T6_33">transmitted</text:span></text:p>
      <text:p text:style-name="P7"><text:span text:style-name="T7_1"><text:s text:c="3"/></text:span><text:span text:style-name="T7_2">TXS</text:span><text:span text:style-name="T7_3">[</text:span><text:span text:style-name="T7_4">tsp</text:span><text:span text:style-name="T7_5">][2]=</text:span><text:span text:style-name="T7_6">collect</text:span><text:span text:style-name="T7_7">2(5,1);//</text:span><text:span text:style-name="T7_8">collecting</text:span><text:span text:style-name="T7_9"><text:s/></text:span><text:span text:style-name="T7_10">from</text:span><text:span text:style-name="T7_11"><text:s/></text:span><text:span text:style-name="T7_12">a</text:span><text:span text:style-name="T7_13"><text:s/></text:span><text:span text:style-name="T7_14">peripheral</text:span><text:span text:style-name="T7_15"><text:s/></text:span><text:span text:style-name="T7_16">using</text:span><text:span text:style-name="T7_17"><text:s text:c="2"/></text:span><text:span text:style-name="T7_18">I</text:span><text:span text:style-name="T7_19">2</text:span><text:span text:style-name="T7_20">C</text:span><text:span text:style-name="T7_21"><text:s/></text:span></text:p>
      <text:p text:style-name="P8"><text:span text:style-name="T8_1">Step</text:span><text:span text:style-name="T8_2"><text:s/>3:<text:s/></text:span><text:span text:style-name="T8_3">place</text:span><text:span text:style-name="T8_4"><text:s/></text:span><text:span text:style-name="T8_5">the</text:span><text:span text:style-name="T8_6"><text:s/></text:span><text:span text:style-name="T8_7">message</text:span><text:span text:style-name="T8_8"><text:s/></text:span><text:span text:style-name="T8_9">on</text:span><text:span text:style-name="T8_10"><text:s/></text:span><text:span text:style-name="T8_11">the</text:span><text:span text:style-name="T8_12"><text:s/></text:span><text:span text:style-name="T8_13">transmission</text:span><text:span text:style-name="T8_14"><text:s/></text:span><text:span text:style-name="T8_15">buffer</text:span></text:p>
      <text:p text:style-name="P9"><text:span text:style-name="T9_1"><text:s text:c="7"/></text:span><text:span text:style-name="T9_2">if</text:span><text:span text:style-name="T9_3">(!</text:span><text:span text:style-name="T9_4">fulT</text:span><text:span text:style-name="T9_5">)//</text:span><text:span text:style-name="T9_6">checking</text:span><text:span text:style-name="T9_7"><text:s/></text:span><text:span text:style-name="T9_8">if</text:span><text:span text:style-name="T9_9"><text:s/></text:span><text:span text:style-name="T9_10">the</text:span><text:span text:style-name="T9_11"><text:s/></text:span><text:span text:style-name="T9_12">buffer</text:span></text:p>
      <text:p text:style-name="P10"><text:span text:style-name="T10_1"><text:s text:c="7"/>{</text:span></text:p>
      <text:p text:style-name="P11"><text:span text:style-name="T11_1"><text:s text:c="9"/></text:span><text:span text:style-name="T11_2">TX</text:span><text:span text:style-name="T11_3">_</text:span><text:span text:style-name="T11_4">Buffer</text:span><text:span text:style-name="T11_5">[</text:span><text:span text:style-name="T11_6">tsi</text:span><text:span text:style-name="T11_7">].</text:span><text:span text:style-name="T11_8">content</text:span><text:span text:style-name="T11_9">=</text:span><text:span text:style-name="T11_10">TXS</text:span><text:span text:style-name="T11_11">[</text:span><text:span text:style-name="T11_12">tsp</text:span><text:span text:style-name="T11_13">];//</text:span><text:span text:style-name="T11_14">pushing</text:span><text:span text:style-name="T11_15"><text:s/></text:span><text:span text:style-name="T11_16">the</text:span><text:span text:style-name="T11_17"><text:s/></text:span><text:span text:style-name="T11_18">packet</text:span><text:span text:style-name="T11_19"><text:s/></text:span><text:span text:style-name="T11_20">onto</text:span><text:span text:style-name="T11_21"><text:s/></text:span><text:span text:style-name="T11_22">the</text:span><text:span text:style-name="T11_23"><text:s/></text:span><text:span text:style-name="T11_24">buffer</text:span></text:p>
      <text:p text:style-name="P12"><text:span text:style-name="T12_1"><text:s text:c="9"/></text:span><text:span text:style-name="T12_2">TX</text:span><text:span text:style-name="T12_3">_</text:span><text:span text:style-name="T12_4">Buffer</text:span><text:span text:style-name="T12_5">[</text:span><text:span text:style-name="T12_6">tsi</text:span><text:span text:style-name="T12_7">].</text:span><text:span text:style-name="T12_8">size</text:span><text:span text:style-name="T12_9">=3;(</text:span><text:span text:style-name="T12_10">make</text:span><text:span text:style-name="T12_11"><text:s/></text:span><text:span text:style-name="T12_12">sure</text:span><text:span text:style-name="T12_13"><text:s/></text:span><text:span text:style-name="T12_14">to</text:span><text:span text:style-name="T12_15"><text:s/></text:span><text:span text:style-name="T12_16">set</text:span><text:span text:style-name="T12_17"><text:s/></text:span><text:span text:style-name="T12_18">the</text:span><text:span text:style-name="T12_19"><text:s/></text:span><text:span text:style-name="T12_20">correct</text:span><text:span text:style-name="T12_21"><text:s/></text:span><text:span text:style-name="T12_22">size</text:span><text:span text:style-name="T12_23"><text:s text:c="2"/></text:span><text:span text:style-name="T12_24">which</text:span><text:span text:style-name="T12_25"><text:s/></text:span><text:span text:style-name="T12_26">in</text:span><text:span text:style-name="T12_27"><text:s/></text:span><text:span text:style-name="T12_28">this</text:span><text:span text:style-name="T12_29"><text:s/></text:span><text:span text:style-name="T12_30">case</text:span><text:span text:style-name="T12_31"><text:s/></text:span><text:span text:style-name="T12_32">is</text:span><text:span text:style-name="T12_33"><text:s/>3<text:s/></text:span><text:span text:style-name="T12_34">bytes</text:span><text:span text:style-name="T12_35">)</text:span></text:p>
      <text:p text:style-name="P13"><text:span text:style-name="T13_1"><text:s text:c="9"/>//</text:span><text:span text:style-name="T13_2">Serial</text:span><text:span text:style-name="T13_3">.</text:span><text:span text:style-name="T13_4">println</text:span><text:span text:style-name="T13_5">("</text:span><text:span text:style-name="T13_6">pushed</text:span><text:span text:style-name="T13_7">1");</text:span></text:p>
      <text:p text:style-name="P14"><text:span text:style-name="T14_1"><text:s text:c="7"/>}</text:span></text:p>
      <text:p text:style-name="P15"><text:span text:style-name="T15_1"><text:s text:c="7"/></text:span><text:span text:style-name="T15_2">tsp</text:span><text:span text:style-name="T15_3">=</text:span><text:span text:style-name="T15_4">inc</text:span><text:span text:style-name="T15_5">(</text:span><text:span text:style-name="T15_6">tsp</text:span><text:span text:style-name="T15_7">);//</text:span><text:span text:style-name="T15_8">updating</text:span><text:span text:style-name="T15_9"><text:s/></text:span><text:span text:style-name="T15_10">the</text:span><text:span text:style-name="T15_11"><text:s/></text:span><text:span text:style-name="T15_12">allocated</text:span><text:span text:style-name="T15_13"><text:s/></text:span><text:span text:style-name="T15_14">TX</text:span><text:span text:style-name="T15_15"><text:s/></text:span><text:span text:style-name="T15_16">space</text:span><text:span text:style-name="T15_17"><text:s/></text:span><text:span text:style-name="T15_18">index</text:span></text:p>
      <text:p text:style-name="P16"><text:span text:style-name="T16_1"><text:s text:c="7"/></text:span><text:span text:style-name="T16_2">fulT</text:span><text:span text:style-name="T16_3">=</text:span><text:span text:style-name="T16_4">enqueueT</text:span><text:span text:style-name="T16_5">();<text:s/>//</text:span></text:p>
      <text:p text:style-name="P17"><text:span text:style-name="T17_1">Note</text:span><text:span text:style-name="T17_2">:<text:s/></text:span><text:span text:style-name="T17_3">when</text:span><text:span text:style-name="T17_4"><text:s/></text:span><text:span text:style-name="T17_5">transmitting</text:span><text:span text:style-name="T17_6"><text:s/></text:span><text:span text:style-name="T17_7">data</text:span><text:span text:style-name="T17_8"><text:s/></text:span><text:span text:style-name="T17_9">the</text:span><text:span text:style-name="T17_10"><text:s/></text:span><text:span text:style-name="T17_11">transmission</text:span><text:span text:style-name="T17_12"><text:s/></text:span><text:span text:style-name="T17_13">must</text:span><text:span text:style-name="T17_14"><text:s/></text:span><text:span text:style-name="T17_15">be</text:span><text:span text:style-name="T17_16"><text:s/></text:span><text:span text:style-name="T17_17">contained</text:span><text:span text:style-name="T17_18"><text:s/></text:span><text:span text:style-name="T17_19">within</text:span><text:span text:style-name="T17_20"><text:s/></text:span><text:span text:style-name="T17_21">an</text:span><text:span text:style-name="T17_22"><text:s/></text:span><text:span text:style-name="T17_23">if</text:span><text:span text:style-name="T17_24"><text:s/></text:span><text:span text:style-name="T17_25">statement</text:span><text:span text:style-name="T17_26"><text:s/></text:span><text:span text:style-name="T17_27">so</text:span><text:span text:style-name="T17_28"><text:s/></text:span><text:span text:style-name="T17_29">that</text:span><text:span text:style-name="T17_30"><text:s/></text:span><text:span text:style-name="T17_31">it</text:span><text:span text:style-name="T17_32"><text:s/></text:span><text:span text:style-name="T17_33">only</text:span><text:span text:style-name="T17_34"><text:s/></text:span><text:span text:style-name="T17_35">happens</text:span><text:span text:style-name="T17_36"><text:s/></text:span><text:span text:style-name="T17_37">when</text:span><text:span text:style-name="T17_38"><text:s/></text:span><text:span text:style-name="T17_39">needed</text:span><text:span text:style-name="T17_40"><text:s/>,<text:s/></text:span><text:span text:style-name="T17_41">like</text:span><text:span text:style-name="T17_42"><text:s text:c="2"/></text:span><text:span text:style-name="T17_43">an</text:span><text:span text:style-name="T17_44"><text:s text:c="2"/></text:span><text:span text:style-name="T17_45">it</text:span><text:span text:style-name="T17_46"><text:s/></text:span><text:span text:style-name="T17_47">is</text:span><text:span text:style-name="T17_48"><text:s/></text:span><text:span text:style-name="T17_49">also</text:span><text:span text:style-name="T17_50"><text:s/></text:span><text:span text:style-name="T17_51">recommended</text:span><text:span text:style-name="T17_52"><text:s/></text:span><text:span text:style-name="T17_53">that</text:span><text:span text:style-name="T17_54"><text:s/></text:span><text:span text:style-name="T17_55">all</text:span><text:span text:style-name="T17_56"><text:s/></text:span><text:span text:style-name="T17_57">transmission</text:span><text:span text:style-name="T17_58"><text:s/></text:span><text:span text:style-name="T17_59">setups</text:span><text:span text:style-name="T17_60"><text:s/></text:span><text:span text:style-name="T17_61">statements</text:span><text:span text:style-name="T17_62"><text:s/></text:span><text:span text:style-name="T17_63">should</text:span><text:span text:style-name="T17_64"><text:s/></text:span><text:span text:style-name="T17_65">be</text:span><text:span text:style-name="T17_66"><text:s/></text:span><text:span text:style-name="T17_67">placed</text:span><text:span text:style-name="T17_68"><text:s/></text:span><text:span text:style-name="T17_69">inside</text:span><text:span text:style-name="T17_70"><text:s text:c="2"/></text:span><text:span text:style-name="T17_71">the</text:span><text:span text:style-name="T17_72"><text:s text:c="2"/></text:span><text:span text:style-name="T17_73">ISR</text:span><text:span text:style-name="T17_74"><text:s/></text:span><text:span text:style-name="T17_75">unless</text:span><text:span text:style-name="T17_76"><text:s/></text:span><text:span text:style-name="T17_77">the</text:span><text:span text:style-name="T17_78"><text:s/></text:span><text:span text:style-name="T17_79">data</text:span><text:span text:style-name="T17_80"><text:s/></text:span><text:span text:style-name="T17_81">is</text:span><text:span text:style-name="T17_82"><text:s/></text:span><text:span text:style-name="T17_83">collected</text:span><text:span text:style-name="T17_84"><text:s/></text:span><text:span text:style-name="T17_85">with</text:span><text:span text:style-name="T17_86"><text:s/></text:span><text:span text:style-name="T17_87">the</text:span><text:span text:style-name="T17_88"><text:s/></text:span><text:span text:style-name="T17_89">collect</text:span><text:span text:style-name="T17_90">2()<text:s/></text:span><text:span text:style-name="T17_91">function</text:span><text:span text:style-name="T17_92"><text:s/></text:span><text:span text:style-name="T17_93">then</text:span><text:span text:style-name="T17_94"><text:s/></text:span><text:span text:style-name="T17_95">it</text:span><text:span text:style-name="T17_96"><text:s/></text:span><text:span text:style-name="T17_97">will</text:span><text:span text:style-name="T17_98"><text:s/></text:span><text:span text:style-name="T17_99">be</text:span><text:span text:style-name="T17_100"><text:s/></text:span><text:span text:style-name="T17_101">placed</text:span><text:span text:style-name="T17_102"><text:s/></text:span><text:span text:style-name="T17_103">in</text:span><text:span text:style-name="T17_104"><text:s/></text:span><text:span text:style-name="T17_105">the</text:span><text:span text:style-name="T17_106"><text:s/></text:span><text:span text:style-name="T17_107">main</text:span><text:span text:style-name="T17_108"><text:s/></text:span><text:span text:style-name="T17_109">loop</text:span><text:span text:style-name="T17_110"><text:s/></text:span><text:span text:style-name="T17_111">of</text:span><text:span text:style-name="T17_112"><text:s/></text:span><text:span text:style-name="T17_113">the</text:span><text:span text:style-name="T17_114"><text:s/></text:span><text:span text:style-name="T17_115">program</text:span></text:p>
      <text:p text:style-name="P18"/>
      <text:p text:style-name="P19"><text:span text:style-name="T19_1">How</text:span><text:span text:style-name="T19_2"><text:s/></text:span><text:span text:style-name="T19_3">to</text:span><text:span text:style-name="T19_4"><text:s/></text:span><text:span text:style-name="T19_5">see</text:span><text:span text:style-name="T19_6"><text:s/></text:span><text:span text:style-name="T19_7">received</text:span><text:span text:style-name="T19_8"><text:s/></text:span><text:span text:style-name="T19_9">data</text:span></text:p>
      <text:p text:style-name="P20"><text:span text:style-name="T20_1">when</text:span><text:span text:style-name="T20_2"><text:s/></text:span><text:span text:style-name="T20_3">a</text:span><text:span text:style-name="T20_4"><text:s/></text:span><text:span text:style-name="T20_5">new</text:span><text:span text:style-name="T20_6"><text:s/></text:span><text:span text:style-name="T20_7">message</text:span><text:span text:style-name="T20_8"><text:s/></text:span><text:span text:style-name="T20_9">is</text:span><text:span text:style-name="T20_10"><text:s/></text:span><text:span text:style-name="T20_11">received</text:span><text:span text:style-name="T20_12"><text:s/></text:span><text:span text:style-name="T20_13">it</text:span><text:span text:style-name="T20_14"><text:s/></text:span><text:span text:style-name="T20_15">is</text:span><text:span text:style-name="T20_16"><text:s/></text:span><text:span text:style-name="T20_17">placed</text:span><text:span text:style-name="T20_18"><text:s/></text:span><text:span text:style-name="T20_19">on</text:span><text:span text:style-name="T20_20"><text:s/></text:span><text:span text:style-name="T20_21">a</text:span><text:span text:style-name="T20_22"><text:s/></text:span><text:span text:style-name="T20_23">buffer</text:span><text:span text:style-name="T20_24"><text:s/></text:span><text:span text:style-name="T20_25">to</text:span><text:span text:style-name="T20_26"><text:s/></text:span><text:span text:style-name="T20_27">check</text:span><text:span text:style-name="T20_28"><text:s/></text:span><text:span text:style-name="T20_29">for</text:span><text:span text:style-name="T20_30"><text:s/></text:span><text:span text:style-name="T20_31">a</text:span><text:span text:style-name="T20_32"><text:s/></text:span><text:span text:style-name="T20_33">specific</text:span><text:span text:style-name="T20_34"><text:s/></text:span><text:span text:style-name="T20_35">message</text:span><text:span text:style-name="T20_36"><text:s text:c="2"/></text:span><text:span text:style-name="T20_37">write</text:span><text:span text:style-name="T20_38"><text:s/></text:span><text:span text:style-name="T20_39">an</text:span><text:span text:style-name="T20_40"><text:s/></text:span><text:span text:style-name="T20_41">if</text:span><text:span text:style-name="T20_42"><text:s/></text:span><text:span text:style-name="T20_43">statement</text:span><text:span text:style-name="T20_44"><text:s/></text:span><text:span text:style-name="T20_45">checking</text:span><text:span text:style-name="T20_46"><text:s/></text:span><text:span text:style-name="T20_47">a</text:span><text:span text:style-name="T20_48"><text:s/></text:span><text:span text:style-name="T20_49">variable</text:span><text:span text:style-name="T20_50"><text:s/></text:span><text:span text:style-name="T20_51">called</text:span><text:span text:style-name="T20_52"><text:s/></text:span><text:span text:style-name="T20_53">source</text:span><text:span text:style-name="T20_54"><text:s/></text:span><text:span text:style-name="T20_55">to</text:span><text:span text:style-name="T20_56"><text:s/></text:span><text:span text:style-name="T20_57">see</text:span><text:span text:style-name="T20_58"><text:s/></text:span><text:span text:style-name="T20_59">if</text:span><text:span text:style-name="T20_60"><text:s/></text:span><text:span text:style-name="T20_61">its</text:span><text:span text:style-name="T20_62"><text:s/></text:span><text:span text:style-name="T20_63">the</text:span><text:span text:style-name="T20_64"><text:s/></text:span><text:span text:style-name="T20_65">expected</text:span><text:span text:style-name="T20_66"><text:s/></text:span><text:span text:style-name="T20_67">message</text:span><text:span text:style-name="T20_68"><text:s/></text:span><text:span text:style-name="T20_69">or</text:span><text:span text:style-name="T20_70"><text:s/></text:span><text:span text:style-name="T20_71">and</text:span><text:span text:style-name="T20_72"><text:s/></text:span><text:span text:style-name="T20_73">then</text:span><text:span text:style-name="T20_74"><text:s/></text:span><text:span text:style-name="T20_75">look</text:span><text:span text:style-name="T20_76"><text:s/></text:span><text:span text:style-name="T20_77">into</text:span><text:span text:style-name="T20_78"><text:s/></text:span><text:span text:style-name="T20_79">the</text:span><text:span text:style-name="T20_80"><text:s/></text:span><text:span text:style-name="T20_81">variable</text:span><text:span text:style-name="T20_82"><text:s/></text:span><text:span text:style-name="T20_83">called</text:span><text:span text:style-name="T20_84"><text:s/></text:span><text:span text:style-name="T20_85">current</text:span><text:span text:style-name="T20_86"><text:s/></text:span><text:span text:style-name="T20_87">which</text:span><text:span text:style-name="T20_88"><text:s/></text:span><text:span text:style-name="T20_89">will</text:span><text:span text:style-name="T20_90"><text:s/></text:span><text:span text:style-name="T20_91">be</text:span><text:span text:style-name="T20_92"><text:s/></text:span><text:span text:style-name="T20_93">an</text:span><text:span text:style-name="T20_94"><text:s/></text:span><text:span text:style-name="T20_95">array</text:span><text:span text:style-name="T20_96"><text:s/></text:span><text:span text:style-name="T20_97">of</text:span><text:span text:style-name="T20_98"><text:s/></text:span><text:span text:style-name="T20_99">bytes</text:span><text:span text:style-name="T20_100"><text:s/></text:span><text:span text:style-name="T20_101">for</text:span><text:span text:style-name="T20_102"><text:s/></text:span><text:span text:style-name="T20_103">the</text:span><text:span text:style-name="T20_104"><text:s/></text:span><text:span text:style-name="T20_105">rest</text:span><text:span text:style-name="T20_106"><text:s/></text:span><text:span text:style-name="T20_107">of</text:span><text:span text:style-name="T20_108"><text:s/></text:span><text:span text:style-name="T20_109">the</text:span><text:span text:style-name="T20_110"><text:s/></text:span><text:span text:style-name="T20_111">message</text:span></text:p>
      <text:p text:style-name="P21"/>
      <text:p text:style-name="P22"><text:span text:style-name="T22_1">example</text:span><text:span text:style-name="T22_2">:<text:s/></text:span><text:span text:style-name="T22_3">if</text:span><text:span text:style-name="T22_4">(</text:span><text:span text:style-name="T22_5">source</text:span><text:span text:style-name="T22_6">==2){</text:span></text:p>
      <text:p text:style-name="P23"><text:span text:style-name="T23_1">dosomethng</text:span><text:span text:style-name="T23_2">();</text:span></text:p>
      <text:p text:style-name="P24"><text:span text:style-name="T24_1">source</text:span><text:span text:style-name="T24_2">=0;}</text:span></text:p>
      <text:p text:style-name="P25"><text:span text:style-name="T25_1">How</text:span><text:span text:style-name="T25_2"><text:s/></text:span><text:span text:style-name="T25_3">to</text:span><text:span text:style-name="T25_4"><text:s/></text:span><text:span text:style-name="T25_5">set</text:span><text:span text:style-name="T25_6"><text:s/></text:span><text:span text:style-name="T25_7">periodic</text:span><text:span text:style-name="T25_8"><text:s/></text:span><text:span text:style-name="T25_9">tranmissions</text:span></text:p>
      <text:p text:style-name="P26"/>
      <text:p text:style-name="P27"/>
      <text:p text:style-name="P2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5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